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eabf73"/>
    </style:style>
    <style:style style:name="P3" style:family="paragraph" style:parent-style-name="Standard">
      <style:paragraph-properties fo:text-align="justify" style:justify-single-word="false"/>
      <style:text-properties officeooo:rsid="00e6bd51" officeooo:paragraph-rsid="00e6bd51"/>
    </style:style>
    <style:style style:name="P4" style:family="paragraph" style:parent-style-name="Standard">
      <style:paragraph-properties fo:text-align="justify" style:justify-single-word="false"/>
      <style:text-properties officeooo:rsid="00eb778d" officeooo:paragraph-rsid="00eb778d"/>
    </style:style>
    <style:style style:name="P5" style:family="paragraph" style:parent-style-name="Standard">
      <style:paragraph-properties fo:text-align="justify" style:justify-single-word="false"/>
      <style:text-properties officeooo:rsid="00ece897" officeooo:paragraph-rsid="00ece897"/>
    </style:style>
    <style:style style:name="P6" style:family="paragraph" style:parent-style-name="Standard">
      <style:paragraph-properties fo:text-align="justify" style:justify-single-word="false"/>
      <style:text-properties officeooo:rsid="00ed1aae" officeooo:paragraph-rsid="00ed1aae"/>
    </style:style>
    <style:style style:name="P7" style:family="paragraph" style:parent-style-name="Standard">
      <style:paragraph-properties fo:text-align="justify" style:justify-single-word="false"/>
      <style:text-properties officeooo:rsid="00ee28a8" officeooo:paragraph-rsid="00ee28a8"/>
    </style:style>
    <style:style style:name="P8" style:family="paragraph" style:parent-style-name="Standard">
      <style:paragraph-properties fo:text-align="justify" style:justify-single-word="false"/>
      <style:text-properties officeooo:rsid="00ef6602" officeooo:paragraph-rsid="00ef6602"/>
    </style:style>
    <style:style style:name="P9" style:family="paragraph" style:parent-style-name="Standard">
      <style:paragraph-properties fo:text-align="justify" style:justify-single-word="false"/>
      <style:text-properties officeooo:rsid="00e91a95" officeooo:paragraph-rsid="00eabf73"/>
    </style:style>
    <style:style style:name="P10" style:family="paragraph" style:parent-style-name="Standard">
      <style:paragraph-properties fo:text-align="justify" style:justify-single-word="false"/>
      <style:text-properties officeooo:rsid="00f8f1a4" officeooo:paragraph-rsid="00f8f1a4"/>
    </style:style>
    <style:style style:name="P11" style:family="paragraph" style:parent-style-name="Standard">
      <style:paragraph-properties fo:text-align="justify" style:justify-single-word="false"/>
      <style:text-properties officeooo:rsid="00f94d26" officeooo:paragraph-rsid="00f94d26"/>
    </style:style>
    <style:style style:name="P12" style:family="paragraph" style:parent-style-name="Standard">
      <style:paragraph-properties fo:text-align="justify" style:justify-single-word="false"/>
      <style:text-properties officeooo:rsid="00fae934" officeooo:paragraph-rsid="00fae934"/>
    </style:style>
    <style:style style:name="P13" style:family="paragraph" style:parent-style-name="Standard">
      <style:text-properties officeooo:paragraph-rsid="00fae934"/>
    </style:style>
    <style:style style:name="P14" style:family="paragraph" style:parent-style-name="Standard">
      <style:paragraph-properties fo:text-align="justify" style:justify-single-word="false"/>
      <style:text-properties officeooo:rsid="010706c1" officeooo:paragraph-rsid="010c288b"/>
    </style:style>
    <style:style style:name="P15" style:family="paragraph" style:parent-style-name="Standard">
      <style:paragraph-properties fo:text-align="justify" style:justify-single-word="false"/>
      <style:text-properties officeooo:rsid="010a4611" officeooo:paragraph-rsid="010a4611"/>
    </style:style>
    <style:style style:name="P16" style:family="paragraph" style:parent-style-name="Standard">
      <style:paragraph-properties fo:text-align="justify" style:justify-single-word="false"/>
      <style:text-properties officeooo:rsid="010a4611" officeooo:paragraph-rsid="010c288b"/>
    </style:style>
    <style:style style:name="P17" style:family="paragraph" style:parent-style-name="Standard">
      <style:paragraph-properties fo:text-align="justify" style:justify-single-word="false"/>
      <style:text-properties officeooo:rsid="010c288b" officeooo:paragraph-rsid="010c288b"/>
    </style:style>
    <style:style style:name="P18" style:family="paragraph" style:parent-style-name="Standard">
      <style:paragraph-properties fo:text-align="justify" style:justify-single-word="false"/>
      <style:text-properties officeooo:rsid="010cbc62" officeooo:paragraph-rsid="010cbc62"/>
    </style:style>
    <style:style style:name="P19" style:family="paragraph" style:parent-style-name="Standard">
      <style:paragraph-properties fo:text-align="justify" style:justify-single-word="false"/>
      <style:text-properties officeooo:rsid="010da371" officeooo:paragraph-rsid="010da371"/>
    </style:style>
    <style:style style:name="P20" style:family="paragraph" style:parent-style-name="Standard">
      <style:paragraph-properties fo:text-align="justify" style:justify-single-word="false"/>
      <style:text-properties officeooo:rsid="010eccc8" officeooo:paragraph-rsid="010eccc8"/>
    </style:style>
    <style:style style:name="P21" style:family="paragraph" style:parent-style-name="Standard">
      <style:text-properties officeooo:rsid="010eccc8" officeooo:paragraph-rsid="010eccc8"/>
    </style:style>
    <style:style style:name="P22" style:family="paragraph" style:parent-style-name="Standard">
      <loext:graphic-properties draw:fill="solid" draw:fill-color="#ffff99" draw:opacity="100%"/>
      <style:paragraph-properties fo:background-color="#ffff99"/>
      <style:text-properties officeooo:rsid="010eccc8" officeooo:paragraph-rsid="010eccc8"/>
    </style:style>
    <style:style style:name="P23" style:family="paragraph" style:parent-style-name="Standard">
      <style:paragraph-properties fo:text-align="justify" style:justify-single-word="false"/>
      <style:text-properties officeooo:rsid="0111fd4e" officeooo:paragraph-rsid="0111fd4e"/>
    </style:style>
    <style:style style:name="P24" style:family="paragraph" style:parent-style-name="Standard">
      <style:paragraph-properties fo:text-align="justify" style:justify-single-word="false"/>
      <style:text-properties officeooo:rsid="01131e8a" officeooo:paragraph-rsid="01131e8a"/>
    </style:style>
    <style:style style:name="P25" style:family="paragraph" style:parent-style-name="Standard">
      <style:paragraph-properties fo:text-align="justify" style:justify-single-word="false"/>
      <style:text-properties officeooo:rsid="0113864b" officeooo:paragraph-rsid="0113864b"/>
    </style:style>
    <style:style style:name="P26" style:family="paragraph" style:parent-style-name="Standard">
      <style:paragraph-properties fo:text-align="justify" style:justify-single-word="false"/>
      <style:text-properties officeooo:rsid="0108e33c" officeooo:paragraph-rsid="010c288b"/>
    </style:style>
    <style:style style:name="P27" style:family="paragraph" style:parent-style-name="Standard">
      <style:text-properties officeooo:paragraph-rsid="00f4a99f"/>
    </style:style>
    <style:style style:name="P28" style:family="paragraph" style:parent-style-name="Standard">
      <loext:graphic-properties draw:fill="solid" draw:fill-color="#ffff99" draw:opacity="100%"/>
      <style:paragraph-properties fo:background-color="#ffff99"/>
      <style:text-properties officeooo:rsid="011f1f30" officeooo:paragraph-rsid="011f1f30"/>
    </style:style>
    <style:style style:name="P29" style:family="paragraph" style:parent-style-name="Standard">
      <loext:graphic-properties draw:fill="solid" draw:fill-color="#ffff99" draw:opacity="100%"/>
      <style:paragraph-properties fo:background-color="#ffff99"/>
      <style:text-properties officeooo:rsid="01017eea" officeooo:paragraph-rsid="01017eea"/>
    </style:style>
    <style:style style:name="P30" style:family="paragraph" style:parent-style-name="Standard">
      <style:text-properties officeooo:paragraph-rsid="010eccc8"/>
    </style:style>
    <style:style style:name="P31" style:family="paragraph" style:parent-style-name="Standard">
      <style:paragraph-properties fo:text-align="justify" style:justify-single-word="false"/>
      <style:text-properties officeooo:rsid="01274b43" officeooo:paragraph-rsid="01274b43"/>
    </style:style>
    <style:style style:name="P32" style:family="paragraph" style:parent-style-name="Standard">
      <style:paragraph-properties fo:text-align="justify" style:justify-single-word="false"/>
      <style:text-properties officeooo:rsid="0127ee7d" officeooo:paragraph-rsid="0127ee7d"/>
    </style:style>
    <style:style style:name="P33" style:family="paragraph" style:parent-style-name="Standard">
      <style:paragraph-properties fo:text-align="justify" style:justify-single-word="false"/>
      <style:text-properties officeooo:rsid="0127ee7d" officeooo:paragraph-rsid="01287738"/>
    </style:style>
    <style:style style:name="P34" style:family="paragraph" style:parent-style-name="Standard">
      <style:paragraph-properties fo:text-align="justify" style:justify-single-word="false"/>
      <style:text-properties officeooo:rsid="0127ee7d" officeooo:paragraph-rsid="01353c25"/>
    </style:style>
    <style:style style:name="P35" style:family="paragraph" style:parent-style-name="Standard">
      <style:paragraph-properties fo:text-align="justify" style:justify-single-word="false"/>
      <style:text-properties officeooo:rsid="01287738" officeooo:paragraph-rsid="01287738"/>
    </style:style>
    <style:style style:name="P36" style:family="paragraph" style:parent-style-name="Standard">
      <style:paragraph-properties fo:text-align="justify" style:justify-single-word="false"/>
      <style:text-properties fo:font-weight="bold" officeooo:rsid="01287738" officeooo:paragraph-rsid="01287738" style:font-weight-asian="bold" style:font-weight-complex="bold"/>
    </style:style>
    <style:style style:name="P37" style:family="paragraph" style:parent-style-name="Standard">
      <style:paragraph-properties fo:text-align="justify" style:justify-single-word="false"/>
      <style:text-properties fo:font-weight="bold" officeooo:rsid="012f0a2c" officeooo:paragraph-rsid="012f0a2c" style:font-weight-asian="bold" style:font-weight-complex="bold"/>
    </style:style>
    <style:style style:name="P38" style:family="paragraph" style:parent-style-name="Standard">
      <style:paragraph-properties fo:text-align="justify" style:justify-single-word="false"/>
      <style:text-properties officeooo:rsid="012f0a2c" officeooo:paragraph-rsid="012f0a2c"/>
    </style:style>
    <style:style style:name="P39" style:family="paragraph" style:parent-style-name="Standard">
      <style:paragraph-properties fo:text-align="justify" style:justify-single-word="false"/>
      <style:text-properties officeooo:rsid="0131268b" officeooo:paragraph-rsid="0131268b"/>
    </style:style>
    <style:style style:name="P40" style:family="paragraph" style:parent-style-name="Standard">
      <style:paragraph-properties fo:text-align="justify" style:justify-single-word="false"/>
      <style:text-properties officeooo:rsid="01364155" officeooo:paragraph-rsid="01364155"/>
    </style:style>
    <style:style style:name="P41" style:family="paragraph" style:parent-style-name="Standard">
      <style:paragraph-properties fo:text-align="justify" style:justify-single-word="false"/>
      <style:text-properties officeooo:rsid="0137be64" officeooo:paragraph-rsid="0137be64"/>
    </style:style>
    <style:style style:name="P42" style:family="paragraph" style:parent-style-name="Standard">
      <loext:graphic-properties draw:fill="solid" draw:fill-color="#ffff99" draw:opacity="100%"/>
      <style:paragraph-properties fo:text-align="justify" style:justify-single-word="false" fo:background-color="#ffff99"/>
      <style:text-properties officeooo:rsid="0137be64" officeooo:paragraph-rsid="0137be64"/>
    </style:style>
    <style:style style:name="P43" style:family="paragraph" style:parent-style-name="Standard">
      <style:paragraph-properties fo:text-align="justify" style:justify-single-word="false"/>
      <style:text-properties officeooo:rsid="013efe93" officeooo:paragraph-rsid="013efe93"/>
    </style:style>
    <style:style style:name="P44" style:family="paragraph" style:parent-style-name="Standard">
      <style:paragraph-properties fo:text-align="justify" style:justify-single-word="false"/>
      <style:text-properties officeooo:rsid="013efe93" officeooo:paragraph-rsid="01418142"/>
    </style:style>
    <style:style style:name="P45" style:family="paragraph" style:parent-style-name="Standard">
      <style:text-properties officeooo:paragraph-rsid="0133cf85"/>
    </style:style>
    <style:style style:name="P46" style:family="paragraph" style:parent-style-name="Standard">
      <style:paragraph-properties fo:text-align="justify" style:justify-single-word="false"/>
      <style:text-properties officeooo:rsid="0142325d" officeooo:paragraph-rsid="0142325d"/>
    </style:style>
    <style:style style:name="P47" style:family="paragraph" style:parent-style-name="Standard">
      <style:paragraph-properties fo:text-align="justify" style:justify-single-word="false"/>
      <style:text-properties officeooo:rsid="014905a8" officeooo:paragraph-rsid="014905a8"/>
    </style:style>
    <style:style style:name="P48" style:family="paragraph" style:parent-style-name="Standard">
      <style:paragraph-properties fo:text-align="justify" style:justify-single-word="false"/>
      <style:text-properties officeooo:rsid="014dba58" officeooo:paragraph-rsid="014dba58"/>
    </style:style>
    <style:style style:name="P49" style:family="paragraph" style:parent-style-name="Standard">
      <style:paragraph-properties fo:text-align="justify" style:justify-single-word="false"/>
      <style:text-properties officeooo:rsid="014f9ed4" officeooo:paragraph-rsid="014f9ed4"/>
    </style:style>
    <style:style style:name="P50" style:family="paragraph" style:parent-style-name="Standard">
      <style:paragraph-properties fo:text-align="justify" style:justify-single-word="false"/>
      <style:text-properties officeooo:rsid="0150bf86" officeooo:paragraph-rsid="0150bf86"/>
    </style:style>
    <style:style style:name="P51" style:family="paragraph" style:parent-style-name="Standard">
      <style:paragraph-properties fo:text-align="justify" style:justify-single-word="false"/>
      <style:text-properties officeooo:rsid="015205a6" officeooo:paragraph-rsid="015205a6"/>
    </style:style>
    <style:style style:name="P52" style:family="paragraph" style:parent-style-name="Code_20_block">
      <style:text-properties fo:color="#008000"/>
    </style:style>
    <style:style style:name="P53" style:family="paragraph" style:parent-style-name="Code_20_block">
      <style:text-properties fo:color="#008000" officeooo:rsid="00fd9cd7" officeooo:paragraph-rsid="00fd9cd7"/>
    </style:style>
    <style:style style:name="P54" style:family="paragraph" style:parent-style-name="Code_20_block">
      <style:text-properties fo:color="#008000" officeooo:rsid="00fd9cd7" officeooo:paragraph-rsid="0105789d"/>
    </style:style>
    <style:style style:name="P55" style:family="paragraph" style:parent-style-name="Code_20_block">
      <style:text-properties fo:color="#008000" officeooo:paragraph-rsid="0150bf86"/>
    </style:style>
    <style:style style:name="P56" style:family="paragraph" style:parent-style-name="Code_20_block">
      <style:text-properties officeooo:paragraph-rsid="00f4a99f"/>
    </style:style>
    <style:style style:name="P57" style:family="paragraph" style:parent-style-name="Code_20_block">
      <style:text-properties officeooo:paragraph-rsid="00f8f1a4"/>
    </style:style>
    <style:style style:name="P58" style:family="paragraph" style:parent-style-name="Code_20_block">
      <style:text-properties officeooo:rsid="00f4a99f" officeooo:paragraph-rsid="00f8f1a4"/>
    </style:style>
    <style:style style:name="P59" style:family="paragraph" style:parent-style-name="Code_20_block">
      <style:text-properties officeooo:rsid="00f4a99f" officeooo:paragraph-rsid="00f4a99f"/>
    </style:style>
    <style:style style:name="P60" style:family="paragraph" style:parent-style-name="Code_20_block">
      <style:text-properties officeooo:rsid="00fae934" officeooo:paragraph-rsid="00fcd371"/>
    </style:style>
    <style:style style:name="P61" style:family="paragraph" style:parent-style-name="Code_20_block">
      <style:text-properties officeooo:rsid="00fae934" officeooo:paragraph-rsid="0105789d"/>
    </style:style>
    <style:style style:name="P62" style:family="paragraph" style:parent-style-name="Code_20_block">
      <style:text-properties officeooo:paragraph-rsid="00fae934"/>
    </style:style>
    <style:style style:name="P63" style:family="paragraph" style:parent-style-name="Code_20_block">
      <style:text-properties officeooo:paragraph-rsid="00fcd371"/>
    </style:style>
    <style:style style:name="P64" style:family="paragraph" style:parent-style-name="Code_20_block">
      <style:text-properties officeooo:paragraph-rsid="00fd9cd7"/>
    </style:style>
    <style:style style:name="P65" style:family="paragraph" style:parent-style-name="Code_20_block">
      <style:text-properties officeooo:paragraph-rsid="0100485c"/>
    </style:style>
    <style:style style:name="P66" style:family="paragraph" style:parent-style-name="Code_20_block">
      <style:text-properties officeooo:paragraph-rsid="0105789d"/>
    </style:style>
    <style:style style:name="P67" style:family="paragraph" style:parent-style-name="Code_20_block">
      <style:text-properties officeooo:paragraph-rsid="010eccc8"/>
    </style:style>
    <style:style style:name="P68" style:family="paragraph" style:parent-style-name="Code_20_block">
      <style:text-properties officeooo:paragraph-rsid="012385af"/>
    </style:style>
    <style:style style:name="P69" style:family="paragraph" style:parent-style-name="Code_20_block">
      <style:text-properties officeooo:paragraph-rsid="0133cf85"/>
    </style:style>
    <style:style style:name="P70" style:family="paragraph" style:parent-style-name="Code_20_block">
      <style:paragraph-properties fo:text-align="justify" style:justify-single-word="false"/>
      <style:text-properties officeooo:rsid="01364155" officeooo:paragraph-rsid="01364155"/>
    </style:style>
    <style:style style:name="P71" style:family="paragraph" style:parent-style-name="Code_20_block">
      <style:text-properties officeooo:paragraph-rsid="014dba58"/>
    </style:style>
    <style:style style:name="P72" style:family="paragraph" style:parent-style-name="Standard">
      <loext:graphic-properties draw:fill="solid" draw:fill-color="#ffff99" draw:opacity="100%"/>
      <style:paragraph-properties fo:text-align="justify" style:justify-single-word="false" fo:break-before="page" fo:background-color="#ffff99"/>
      <style:text-properties officeooo:rsid="010eccc8" officeooo:paragraph-rsid="010eccc8"/>
    </style:style>
    <style:style style:name="P73" style:family="paragraph" style:parent-style-name="Standard">
      <loext:graphic-properties draw:fill="solid" draw:fill-color="#ffff99" draw:opacity="100%"/>
      <style:paragraph-properties fo:text-align="justify" style:justify-single-word="false" fo:break-before="page" fo:background-color="#ffff99"/>
      <style:text-properties officeooo:rsid="013ab700" officeooo:paragraph-rsid="013ab700"/>
    </style:style>
    <style:style style:name="P74" style:family="paragraph" style:parent-style-name="Standard" style:list-style-name="List_20_2">
      <style:paragraph-properties fo:text-align="justify" style:justify-single-word="false"/>
      <style:text-properties officeooo:rsid="00e91a95" officeooo:paragraph-rsid="00eabf73"/>
    </style:style>
    <style:style style:name="P75" style:family="paragraph" style:parent-style-name="Standard" style:list-style-name="List_20_2">
      <style:paragraph-properties fo:text-align="justify" style:justify-single-word="false"/>
      <style:text-properties officeooo:rsid="00eabf73" officeooo:paragraph-rsid="00eabf73"/>
    </style:style>
    <style:style style:name="P76" style:family="paragraph" style:parent-style-name="Standard" style:list-style-name="List_20_2">
      <style:paragraph-properties fo:text-align="justify" style:justify-single-word="false"/>
      <style:text-properties officeooo:rsid="00eb778d" officeooo:paragraph-rsid="00eb778d"/>
    </style:style>
    <style:style style:name="P77" style:family="paragraph" style:parent-style-name="Standard" style:list-style-name="List_20_2">
      <style:paragraph-properties fo:text-align="justify" style:justify-single-word="false"/>
      <style:text-properties officeooo:rsid="00ee28a8" officeooo:paragraph-rsid="00ee28a8"/>
    </style:style>
    <style:style style:name="P78" style:family="paragraph" style:parent-style-name="Standard" style:list-style-name="List_20_2">
      <style:paragraph-properties fo:text-align="justify" style:justify-single-word="false"/>
      <style:text-properties officeooo:rsid="00f94d26" officeooo:paragraph-rsid="00f94d26"/>
    </style:style>
    <style:style style:name="P79" style:family="paragraph" style:parent-style-name="Standard" style:list-style-name="List_20_2">
      <style:paragraph-properties fo:text-align="justify" style:justify-single-word="false"/>
      <style:text-properties officeooo:rsid="010a4611" officeooo:paragraph-rsid="010a4611"/>
    </style:style>
    <style:style style:name="P80" style:family="paragraph" style:parent-style-name="Standard" style:list-style-name="List_20_2">
      <style:paragraph-properties fo:text-align="justify" style:justify-single-word="false"/>
      <style:text-properties officeooo:rsid="010a4611" officeooo:paragraph-rsid="010c288b"/>
    </style:style>
    <style:style style:name="P81" style:family="paragraph" style:parent-style-name="Standard" style:list-style-name="List_20_2">
      <style:paragraph-properties fo:text-align="justify" style:justify-single-word="false"/>
      <style:text-properties officeooo:rsid="010c288b" officeooo:paragraph-rsid="010c288b"/>
    </style:style>
    <style:style style:name="P82" style:family="paragraph" style:parent-style-name="Standard" style:list-style-name="List_20_2">
      <style:paragraph-properties fo:text-align="justify" style:justify-single-word="false"/>
      <style:text-properties officeooo:rsid="014f9ed4" officeooo:paragraph-rsid="014f9ed4"/>
    </style:style>
    <style:style style:name="P83" style:family="paragraph" style:parent-style-name="Heading_20_1" style:master-page-name="Standard">
      <style:paragraph-properties style:page-number="auto"/>
      <style:text-properties officeooo:rsid="00e533d5" officeooo:paragraph-rsid="00e533d5"/>
    </style:style>
    <style:style style:name="P84" style:family="paragraph" style:parent-style-name="Heading_20_3">
      <style:paragraph-properties fo:text-align="justify" style:justify-single-word="false"/>
      <style:text-properties officeooo:rsid="00c2bf3a" officeooo:paragraph-rsid="014f9ed4"/>
    </style:style>
    <style:style style:name="T1" style:family="text">
      <style:text-properties fo:font-style="italic" style:font-style-asian="italic" style:font-style-complex="italic"/>
    </style:style>
    <style:style style:name="T2" style:family="text">
      <style:text-properties fo:font-style="italic" officeooo:rsid="012a1c64"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1418142" style:font-weight-asian="bold" style:font-weight-complex="bold"/>
    </style:style>
    <style:style style:name="T5" style:family="text">
      <style:text-properties fo:color="#008000"/>
    </style:style>
    <style:style style:name="T6" style:family="text">
      <style:text-properties fo:color="#008000" officeooo:rsid="012385af"/>
    </style:style>
    <style:style style:name="T7" style:family="text">
      <style:text-properties officeooo:rsid="00e8a46d"/>
    </style:style>
    <style:style style:name="T8" style:family="text">
      <style:text-properties officeooo:rsid="00eb778d"/>
    </style:style>
    <style:style style:name="T9" style:family="text">
      <style:text-properties officeooo:rsid="00ece897"/>
    </style:style>
    <style:style style:name="T10" style:family="text">
      <style:text-properties officeooo:rsid="00ed1aae"/>
    </style:style>
    <style:style style:name="T11" style:family="text">
      <style:text-properties officeooo:rsid="00f0aa4a"/>
    </style:style>
    <style:style style:name="T12" style:family="text">
      <style:text-properties style:text-position="sub 58%" fo:font-size="13pt" style:font-size-asian="13pt" style:font-size-complex="13pt"/>
    </style:style>
    <style:style style:name="T13" style:family="text">
      <style:text-properties style:text-position="sub 58%" fo:font-size="13pt" fo:font-style="italic" style:font-size-asian="13pt" style:font-style-asian="italic" style:font-size-complex="13pt" style:font-style-complex="italic"/>
    </style:style>
    <style:style style:name="T14" style:family="text">
      <style:text-properties officeooo:rsid="00f4a99f"/>
    </style:style>
    <style:style style:name="T15" style:family="text">
      <style:text-properties officeooo:rsid="00fae934"/>
    </style:style>
    <style:style style:name="T16" style:family="text">
      <style:text-properties officeooo:rsid="00fcd371"/>
    </style:style>
    <style:style style:name="T17" style:family="text">
      <style:text-properties officeooo:rsid="00fd9cd7"/>
    </style:style>
    <style:style style:name="T18" style:family="text">
      <style:text-properties officeooo:rsid="01041f11"/>
    </style:style>
    <style:style style:name="T19" style:family="text">
      <style:text-properties officeooo:rsid="0105789d"/>
    </style:style>
    <style:style style:name="T20" style:family="text">
      <style:text-properties officeooo:rsid="0108e33c"/>
    </style:style>
    <style:style style:name="T21" style:family="text">
      <style:text-properties officeooo:rsid="010a4611"/>
    </style:style>
    <style:style style:name="T22" style:family="text">
      <style:text-properties officeooo:rsid="010c288b"/>
    </style:style>
    <style:style style:name="T23" style:family="text">
      <style:text-properties officeooo:rsid="010da371"/>
    </style:style>
    <style:style style:name="T24" style:family="text">
      <style:text-properties officeooo:rsid="010eccc8"/>
    </style:style>
    <style:style style:name="T25" style:family="text">
      <style:text-properties officeooo:rsid="0111b525"/>
    </style:style>
    <style:style style:name="T26" style:family="text">
      <style:text-properties officeooo:rsid="01131e8a"/>
    </style:style>
    <style:style style:name="T27" style:family="text">
      <style:text-properties officeooo:rsid="0113864b"/>
    </style:style>
    <style:style style:name="T28" style:family="text">
      <style:text-properties officeooo:rsid="0118308e"/>
    </style:style>
    <style:style style:name="T29" style:family="text">
      <style:text-properties officeooo:rsid="01274b43"/>
    </style:style>
    <style:style style:name="T30" style:family="text">
      <style:text-properties officeooo:rsid="01287738"/>
    </style:style>
    <style:style style:name="T31" style:family="text">
      <style:text-properties officeooo:rsid="012a1c64"/>
    </style:style>
    <style:style style:name="T32" style:family="text">
      <style:text-properties officeooo:rsid="012e3492"/>
    </style:style>
    <style:style style:name="T33" style:family="text">
      <style:text-properties officeooo:rsid="012fbddd"/>
    </style:style>
    <style:style style:name="T34" style:family="text">
      <style:text-properties officeooo:rsid="01418142"/>
    </style:style>
    <style:style style:name="T35" style:family="text">
      <style:text-properties officeooo:rsid="014d4210"/>
    </style:style>
    <style:style style:name="T36" style:family="text">
      <style:text-properties officeooo:rsid="014dba58"/>
    </style:style>
    <style:style style:name="T37" style:family="text">
      <style:text-properties officeooo:rsid="014f9ed4"/>
    </style:style>
    <style:style style:name="T38" style:family="text">
      <style:text-properties officeooo:rsid="0150bf86"/>
    </style:style>
    <style:style style:name="T39" style:family="text">
      <style:text-properties officeooo:rsid="015205a6"/>
    </style:style>
    <style:style style:name="T40" style:family="text">
      <style:text-properties officeooo:rsid="0154abbc"/>
    </style:style>
    <style:style style:name="T41" style:family="text">
      <style:text-properties officeooo:rsid="0158b80f"/>
    </style:style>
    <style:style style:name="T42" style:family="text">
      <style:text-properties officeooo:rsid="015eb2b6"/>
    </style:style>
    <style:style style:name="T43" style:family="text">
      <style:text-properties officeooo:rsid="01624093"/>
    </style:style>
    <style:style style:name="T44" style:family="text">
      <style:text-properties officeooo:rsid="016622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8620880190835342" text:style-name="Outline">
        <text:list-item>
          <text:h text:style-name="P83" text:outline-level="1"><text:bookmark-start text:name="__RefHeading__29256222"/>Database services<text:bookmark-end text:name="__RefHeading__29256222"/></text:h>
        </text:list-item>
      </text:list>
      <text:p text:style-name="P9">A great many JPPF-based applications have a need to access one or more databases in the computations they submit to the grid. While it is quite easy to define and use database connectivity from within JPPF tasks, we have found that it can also be a source of headaches when addressing issues such as:</text:p>
      <text:p text:style-name="P2"/>
      <text:list xml:id="list403097427813256193" text:style-name="List_20_2">
        <text:list-item>
          <text:p text:style-name="P74">caching and maintaining data sources reusable accross jobs submissions</text:p>
        </text:list-item>
        <text:list-item>
          <text:p text:style-name="P74">handling the availability of the JDBC driver and data source implementation classes</text:p>
        </text:list-item>
        <text:list-item>
          <text:p text:style-name="P75">avoiding the configuration and d<text:span text:style-name="T8">e</text:span>ployment burden which occurs when database access is needed on a large number of nodes i<text:span text:style-name="T8">n</text:span> the grid</text:p>
        </text:list-item>
      </text:list>
      <text:p text:style-name="P1"/>
      <text:p text:style-name="P4">To address these issues, JPPF provides a database services component <text:span text:style-name="T9">which includes</text:span>:</text:p>
      <text:p text:style-name="P4"/>
      <text:list xml:id="list64724662713553" text:continue-numbering="true" text:style-name="List_20_2">
        <text:list-item>
          <text:p text:style-name="P76">a facility to easily define and configure JDBC data sources from the JPPF configuration (static definition)</text:p>
        </text:list-item>
        <text:list-item>
          <text:p text:style-name="P76">a data source registry and factory to <text:span text:style-name="T9">lookup</text:span> and manipulate data sources, as well as create new ones dynamically.</text:p>
        </text:list-item>
        <text:list-item>
          <text:p text:style-name="P76">a set of functionalities to define data sources in a JPPF driver and propagate them automatically to the nodes</text:p>
        </text:list-item>
      </text:list>
      <text:p text:style-name="P1"/>
      <text:p text:style-name="P5">The data source and connection pooling implementations are provided by the <text:a xlink:type="simple" xlink:href="https://github.com/brettwooldridge/HikariCP" text:style-name="Internet_20_link" text:visited-style-name="Visited_20_Internet_20_Link">HikariCP</text:a> library. Consequently, <text:span text:style-name="T10">the names of the corresponding configuration properties are those provided in the </text:span><text:a xlink:type="simple" xlink:href="https://github.com/brettwooldridge/HikariCP#configuration-knobs-baby" text:style-name="Internet_20_link" text:visited-style-name="Visited_20_Internet_20_Link"><text:span text:style-name="T10">HikariCP documentation</text:span></text:a><text:span text:style-name="T10">.</text:span></text:p>
      <text:list xml:id="list64724450698217" text:continue-list="list688620880190835342" text:style-name="Outline">
        <text:list-item>
          <text:list>
            <text:list-item>
              <text:h text:style-name="Heading_20_2" text:outline-level="2">Configuring JDBC data sources</text:h>
              <text:list>
                <text:list-item>
                  <text:h text:style-name="Heading_20_3" text:outline-level="3">Data source defin<text:span text:style-name="T8">i</text:span>tion</text:h>
                </text:list-item>
              </text:list>
            </text:list-item>
          </text:list>
        </text:list-item>
      </text:list>
      <text:p text:style-name="P6">A data source can be defined in the JPPF configuration with a set of properties in the following format:</text:p>
      <text:p text:style-name="P6"/>
      <text:p text:style-name="Code_20_block">jppf.datasource.&lt;config_id&gt;.name = &lt;datasource_name&gt;</text:p>
      <text:p text:style-name="Code_20_block">jppf.datasource.&lt;config_id&gt;.&lt;property<text:span text:style-name="T12">1</text:span>&gt; = &lt;value<text:span text:style-name="T12">1</text:span>&gt;</text:p>
      <text:p text:style-name="Code_20_block">...</text:p>
      <text:p text:style-name="Code_20_block">jppf.datasource.&lt;config_id&gt;.&lt;property<text:span text:style-name="T12">N</text:span>&gt; = &lt;value<text:span text:style-name="T12">N</text:span>&gt;</text:p>
      <text:p text:style-name="P3"/>
      <text:p text:style-name="P7">where:</text:p>
      <text:p text:style-name="P7"/>
      <text:list xml:id="list64724890383964" text:continue-list="list64724662713553" text:style-name="List_20_2">
        <text:list-item>
          <text:p text:style-name="P77"><text:span text:style-name="T1">&lt;config_id&gt;</text:span> is an arbitrary string used to identify which properties are used to define the data source and to distinguish these properties from those of other data source defintions</text:p>
        </text:list-item>
        <text:list-item>
          <text:p text:style-name="P77"><text:span text:style-name="T1">&lt;datasource_name&gt;</text:span> is a user-defined name that will be used to retrieve the data source via API</text:p>
        </text:list-item>
        <text:list-item>
          <text:p text:style-name="P77"><text:span text:style-name="T1">&lt;property</text:span><text:span text:style-name="T13">i</text:span><text:span text:style-name="T1">&gt;</text:span> is the name of a <text:a xlink:type="simple" xlink:href="https://github.com/brettwooldridge/HikariCP#configuration-knobs-baby" text:style-name="Internet_20_link" text:visited-style-name="Visited_20_Internet_20_Link">HikariCP-supported property</text:a></text:p>
        </text:list-item>
      </text:list>
      <text:p text:style-name="P7"/>
      <text:p text:style-name="P8">Here is a concrete example, defining two data sources n<text:span text:style-name="T11">a</text:span>med "test1DS" and "test2DS", <text:span text:style-name="T14">connecting to two distinct MySQL databases and specifying different connection pool settings</text:span>:</text:p>
      <text:p text:style-name="P8"/>
      <text:p text:style-name="P52"># definition of data source "test1DS"</text:p>
      <text:p text:style-name="Code_20_block">jppf.datasource.test1.name = test1DS</text:p>
      <text:p text:style-name="P64">jppf.datasource.test1.driverClassName = <text:span text:style-name="T17">com.mysql.jdbc.Driver</text:span></text:p>
      <text:p text:style-name="Code_20_block">jppf.datasource.test1.jdbcUrl = jdbc:mysql://192.168.1.12:3306/test1_db</text:p>
      <text:p text:style-name="Code_20_block">jppf.datasource.test1.username = testjppf</text:p>
      <text:p text:style-name="Code_20_block">jppf.datasource.test1.password = mypassword</text:p>
      <text:p text:style-name="P58">jppf.datasource.test<text:span text:style-name="T15">1</text:span>.minimumIdle = 5</text:p>
      <text:p text:style-name="P58">jppf.datasource.test<text:span text:style-name="T15">1</text:span>.maximumPoolSize = 10</text:p>
      <text:p text:style-name="P58">jppf.datasource.test<text:span text:style-name="T15">1</text:span>.connectionTimeout = 30000</text:p>
      <text:p text:style-name="P58">jppf.datasource.test<text:span text:style-name="T15">1</text:span>.idleTimeout = 600000</text:p>
      <text:p text:style-name="P57"/>
      <text:p text:style-name="P52"># definition of data source "test2DS"</text:p>
      <text:p text:style-name="Code_20_block">jppf.datasource.test2.name = test2DS</text:p>
      <text:p text:style-name="P64">jppf.datasource.test2.driverClassName = <text:span text:style-name="T17">com.mysql.jdbc.Driver</text:span></text:p>
      <text:p text:style-name="Code_20_block">jppf.datasource.test2.jdbcUrl = jdbc:mysql://192.168.1.24:3306/test2_db</text:p>
      <text:p text:style-name="Code_20_block">jppf.datasource.test2.username = testjppf</text:p>
      <text:p text:style-name="P56">jppf.datasource.test2.password = mypassword</text:p>
      <text:p text:style-name="P59">jppf.datasource.test2.minimumIdle = 1</text:p>
      <text:p text:style-name="P59">jppf.datasource.test2.maximumPoolSize = 20</text:p>
      <text:p text:style-name="P59">jppf.datasource.test2.connectionTimeout = 30000</text:p>
      <text:p text:style-name="P59">jppf.datasource.test2.idleTimeout = 3000000</text:p>
      <text:p text:style-name="P27"/>
      <text:p text:style-name="P28"><text:span text:style-name="T3">TIP</text:span>: <text:span text:style-name="T1">to disable a data source definition, simply remove or comment out the "name" property by placing a '#' character at the beginning of the line.</text:span></text:p>
      <text:list xml:id="list64724674640327" text:continue-list="list64724450698217" text:style-name="Outline">
        <text:list-item>
          <text:list>
            <text:list-item>
              <text:list>
                <text:list-item>
                  <text:h text:style-name="Heading_20_3" text:outline-level="3"><text:soft-page-break/>Scoped data sources and pro<text:span text:style-name="T7">p</text:span>agation to the nodes</text:h>
                </text:list-item>
              </text:list>
            </text:list-item>
          </text:list>
        </text:list-item>
      </text:list>
      <text:p text:style-name="P10">When a data source is defined in a JPPF driver configuration, it is possible to specify that its definition should be propagated to the nodes connected to this driver, including new nodes that connect well after the driver is started. To achieve this, you can add a property named "scope" to the data source definition, which has three possible values:</text:p>
      <text:p text:style-name="P3"/>
      <text:list xml:id="list64725088678493" text:continue-list="list64724890383964" text:style-name="List_20_2">
        <text:list-item>
          <text:p text:style-name="P78">"local" means the data source definition is intended for the current local JVM only</text:p>
        </text:list-item>
        <text:list-item>
          <text:p text:style-name="P78">"remote" means the definition is to be sent over to the nodes but not used locally</text:p>
        </text:list-item>
        <text:list-item>
          <text:p text:style-name="P78">"any" means the defintion will be used both locally <text:span text:style-name="T15">by the driver </text:span>and in the nodes</text:p>
        </text:list-item>
      </text:list>
      <text:p text:style-name="P11"/>
      <text:p text:style-name="P12">When the scope is unspecified, it always defaults to "local". Here is an example scoped data source definition:</text:p>
      <text:p text:style-name="P12"/>
      <text:p text:style-name="P62">jppf.datasource.<text:span text:style-name="T16">node</text:span>.name = <text:span text:style-name="T16">node</text:span>DS</text:p>
      <text:p text:style-name="P53"># <text:span text:style-name="T18">"nodeDS" </text:span>data source available in the nodes only</text:p>
      <text:p text:style-name="P60">jppf.datasource.<text:span text:style-name="T16">node</text:span>.<text:span text:style-name="T16">scope = remote</text:span></text:p>
      <text:p text:style-name="P65">jppf.datasource.<text:span text:style-name="T16">node</text:span>.driverClassName = <text:span text:style-name="T17">com.mysql.jdbc.Driver</text:span></text:p>
      <text:p text:style-name="P63">jppf.datasource.<text:span text:style-name="T16">node</text:span>.jdbcUrl = jdbc:mysql://192.168.1.12:3306/test1_db</text:p>
      <text:p text:style-name="P63">jppf.datasource.<text:span text:style-name="T16">node</text:span>.username = testjppf</text:p>
      <text:p text:style-name="P66">jppf.datasource.<text:span text:style-name="T16">node</text:span>.password = mypassword</text:p>
      <text:p text:style-name="P66"/>
      <text:p text:style-name="P66">jppf.datasource.<text:span text:style-name="T19">common</text:span>.name = <text:span text:style-name="T19">common</text:span>DS</text:p>
      <text:p text:style-name="P54"># <text:span text:style-name="T18">"commonDS" </text:span>data source available in the <text:span text:style-name="T19">driver and in the </text:span>nodes</text:p>
      <text:p text:style-name="P61">jppf.datasource.<text:span text:style-name="T19">common</text:span>.<text:span text:style-name="T16">scope = any</text:span></text:p>
      <text:p text:style-name="P66">jppf.datasource.<text:span text:style-name="T19">common</text:span>.driverClassName = <text:span text:style-name="T17">com.mysql.jdbc.Driver</text:span></text:p>
      <text:p text:style-name="P66">jppf.datasource.<text:span text:style-name="T19">common</text:span>.jdbcUrl = jdbc:mysql://192.168.1.12:3306/test1_db</text:p>
      <text:p text:style-name="P66">jppf.datasource.<text:span text:style-name="T19">common</text:span>.username = testjppf</text:p>
      <text:p text:style-name="P66">jppf.datasource.<text:span text:style-name="T19">common</text:span>.password = mypassword</text:p>
      <text:p text:style-name="P13"/>
      <text:p text:style-name="P29"><text:span text:style-name="T3">Note</text:span>: <text:span text:style-name="T1">the value of the "scope" property is case-insensitive.</text:span></text:p>
      <text:list xml:id="list64725844125445" text:continue-list="list64724674640327" text:style-name="Outline">
        <text:list-item>
          <text:list>
            <text:list-item>
              <text:list>
                <text:list-item>
                  <text:h text:style-name="Heading_20_3" text:outline-level="3">Data source execution policy filter</text:h>
                </text:list-item>
              </text:list>
            </text:list-item>
          </text:list>
        </text:list-item>
      </text:list>
      <text:p text:style-name="P14">When the configuration of a driver specifies data sources intended for the nodes, with a scope of either "remote" or "any", it is also possible <text:span text:style-name="T28">to</text:span> <text:span text:style-name="T20">specify which nodes the data sources are propagated to, by using an execution policy in XML format.</text:span></text:p>
      <text:p text:style-name="P14"/>
      <text:p text:style-name="P26">The execution policy is specified using a configuration property named "policy", in this format:</text:p>
      <text:p text:style-name="Code_20_block">jppf.datasource.&lt;config_id&gt;.policy = xml_source_type | <text:s/>xml_source</text:p>
      <text:p text:style-name="P15"/>
      <text:p text:style-name="P16">The <text:span text:style-name="Code_20_char">xml_source_type</text:span> part of the value specifies where to read the XML policy from, <text:span text:style-name="T22">and the meaning of </text:span><text:span text:style-name="Code_20_char"><text:span text:style-name="T22">xml_source </text:span></text:span><text:span text:style-name="T22">depends on its value. The value of</text:span> <text:span text:style-name="Code_20_char">xml_source_type</text:span> can be one of:</text:p>
      <text:p text:style-name="P15"/>
      <text:list xml:id="list64725405559907" text:continue-list="list64725088678493" text:style-name="List_20_2">
        <text:list-item>
          <text:p text:style-name="P79">"inline": <text:span text:style-name="Code_20_char"><text:span text:style-name="T22">xml_source</text:span></text:span> is the <text:span text:style-name="T22">actual </text:span>XM<text:span text:style-name="T22">L</text:span> policy <text:span text:style-name="T22">specified inline in the configuration</text:span></text:p>
        </text:list-item>
        <text:list-item>
          <text:p text:style-name="P80">"file": <text:span text:style-name="Code_20_char"><text:span text:style-name="T22">xml_source</text:span></text:span> <text:span text:style-name="T22">represents a path, in either the file system or classpath, to an XML file or resource. The path is looked up first in the file system, then in the classpath if it is not present in the file system</text:span></text:p>
        </text:list-item>
        <text:list-item>
          <text:p text:style-name="P81">"url": <text:span text:style-name="Code_20_char">xml_source</text:span><text:span text:style-name="T21"> </text:span>represents a URL to an XML file, including but not limited to, <text:span text:style-name="T23">http</text:span>, <text:span text:style-name="T23">https</text:span>, <text:span text:style-name="T23">ftp</text:span> and <text:span text:style-name="T23">file</text:span> urls.</text:p>
        </text:list-item>
      </text:list>
      <text:p text:style-name="P4"/>
      <text:p text:style-name="P17">Note that <text:span text:style-name="Code_20_char">xml_source_</text:span><text:span text:style-name="Code_20_char"><text:span text:style-name="T42">type</text:span></text:span><text:span text:style-name="T21"> </text:span>can be omitted, in which case it defaults to "inline".</text:p>
      <text:p text:style-name="P17"/>
      <text:p text:style-name="P17">Here is an example specifying an inline policy:</text:p>
      <text:p text:style-name="P17"/>
      <text:p text:style-name="Code_20_block">jppf.datasource.node1.name = nodeDS1</text:p>
      <text:p text:style-name="Code_20_block">jppf.datasource.node1.scope = remote</text:p>
      <text:p text:style-name="P52"><text:span text:style-name="T23"># </text:span>... other properties ...</text:p>
      <text:p text:style-name="Code_20_block">jppf.datasource.node1.policy = inline | \</text:p>
      <text:p text:style-name="Code_20_block"><text:s text:c="2"/>&lt;jppf:ExecutionPolicy&gt; \</text:p>
      <text:p text:style-name="Code_20_block"><text:s text:c="4"/>&lt;OR&gt; \</text:p>
      <text:p text:style-name="Code_20_block"><text:s text:c="6"/>&lt;Equal valueType="string" ignoreCase="false"&gt; \</text:p>
      <text:p text:style-name="Code_20_block"><text:s text:c="8"/>&lt;Property&gt;custom.prop&lt;/Property&gt; \</text:p>
      <text:p text:style-name="Code_20_block"><text:s text:c="8"/>&lt;Value&gt;node1&lt;/Value&gt; \</text:p>
      <text:p text:style-name="Code_20_block"><text:s text:c="6"/>&lt;/Equal&gt; \</text:p>
      <text:p text:style-name="Code_20_block"><text:s text:c="6"/>&lt;IsInIPv4Subnet&gt; \</text:p>
      <text:p text:style-name="Code_20_block"><text:s text:c="8"/>&lt;Subnet&gt;192.168.1.10-50&lt;/Subnet&gt; \</text:p>
      <text:p text:style-name="Code_20_block"><text:s text:c="6"/>&lt;IsInIPv4Subnet&gt; \</text:p>
      <text:p text:style-name="Code_20_block"><text:s text:c="4"/>&lt;/OR&gt; \</text:p>
      <text:p text:style-name="Code_20_block"><text:s text:c="2"/>&lt;/jppf:ExecutionPolicy&gt;</text:p>
      <text:p text:style-name="P17"/>
      <text:p text:style-name="P20"/>
      <text:p text:style-name="P72"><text:span text:style-name="T3">TIP</text:span>: <text:span text:style-name="T1">the XML is equivalent to the string produced by invoking the following </text:span><text:a xlink:type="simple" xlink:href="http://localhost:8880/javadoc/6.0/org/jppf/node/policy/package-summary.html" text:style-name="Internet_20_link" text:visited-style-name="Visited_20_Internet_20_Link"><text:span text:style-name="T1">ExecutionPolicy</text:span></text:a><text:span text:style-name="T1"> API:</text:span></text:p>
      <text:p text:style-name="P20"/>
      <text:p text:style-name="P67"><text:span text:style-name="T24">String xml = </text:span>new Equal("custom.prop", false, "node1")</text:p>
      <text:p text:style-name="P67"><text:s text:c="2"/>.or(new IsInIPv4Subnet("192.168.1.10-50")).toXML();</text:p>
      <text:p text:style-name="P30"/>
      <text:p text:style-name="P22"><text:span text:style-name="T1">This is much less cumbersome and can be reused by </text:span><text:a xlink:type="simple" xlink:href="http://localhost:8880/javadoc/6.0/org/jppf/node/policy/package-summary.html" text:style-name="Internet_20_link" text:visited-style-name="Visited_20_Internet_20_Link"><text:span text:style-name="T1">scripting</text:span></text:a><text:span text:style-name="T1"> the value of the "policy" property:</text:span></text:p>
      <text:p text:style-name="P21"/>
      <text:p text:style-name="P52"># scripting the value with the default Javascript engine</text:p>
      <text:p text:style-name="Code_20_block">jppf.datasource.node1.policy = inline | $script{ \</text:p>
      <text:p text:style-name="Code_20_block"><text:s text:c="2"/>importPackage(Packages.org.jppf.node.policy); \</text:p>
      <text:p text:style-name="P67"><text:s text:c="2"/>new Equal("custom.prop", false, "node1") <text:span text:style-name="T24">\</text:span></text:p>
      <text:p text:style-name="P67"><text:s text:c="4"/>.or(new IsInIPv4Subnet("192.168.1.10-50")).toXML(); \</text:p>
      <text:p text:style-name="Code_20_block">}$</text:p>
      <text:p text:style-name="P18"/>
      <text:p text:style-name="P18">A<text:span text:style-name="T23">n</text:span> example using a path to an XML file:</text:p>
      <text:p text:style-name="P18"/>
      <text:p text:style-name="Code_20_block">jppf.datasource.node2.name = nodeDS2</text:p>
      <text:p text:style-name="Code_20_block">jppf.datasource.node2.scope = remote</text:p>
      <text:p text:style-name="P52"># ... other properties ...</text:p>
      <text:p text:style-name="Code_20_block">jppf.datasource.node2.policy = file | /home/some_user/jppf/my_policy.xml</text:p>
      <text:p text:style-name="P19"/>
      <text:p text:style-name="P19">Using the same XML file specified as a <text:span text:style-name="Code_20_char">file:</text:span> url:</text:p>
      <text:p text:style-name="P17"/>
      <text:p text:style-name="Code_20_block">jppf.datasource.node3.name = nodeDS3</text:p>
      <text:p text:style-name="Code_20_block">jppf.datasource.node3.scope = remote</text:p>
      <text:p text:style-name="P52"># ... other properties ...</text:p>
      <text:p text:style-name="Code_20_block">jppf.datasource.node3.policy = url | file:///home/some_user/jppf/my_policy.xml</text:p>
      <text:list xml:id="list64723892412589" text:continue-list="list64725844125445" text:style-name="Outline">
        <text:list-item>
          <text:list>
            <text:list-item>
              <text:list>
                <text:list-item>
                  <text:h text:style-name="Heading_20_3" text:outline-level="3">Organizing and maintaining data source defin<text:span text:style-name="T25">i</text:span>tions</text:h>
                </text:list-item>
              </text:list>
            </text:list-item>
          </text:list>
        </text:list-item>
      </text:list>
      <text:p text:style-name="P23">As we have seen in previous sections, it is possible to configure data sources with a lot of flexibility. However, especially when you hav<text:span text:style-name="T28">e</text:span> to deal with multiple data sources, this may tend to bloat the configuration file, introduce duplication of values for the properties, and cause an additional maintenance burden. We strongly encourage you to use the <text:span text:style-name="T26">features</text:span> <text:span text:style-name="T26">described in the</text:span> JPPF configuration <text:span text:style-name="T26">guide: </text:span><text:a xlink:type="simple" xlink:href="http://www.jppf.org/doc/6.0/index.php?title=Includes,_substitutions_and_scripted_values_in_the_configuration" text:style-name="Internet_20_link" text:visited-style-name="Visited_20_Internet_20_Link"><text:span text:style-name="T26">includes, substitutions and scripted values</text:span></text:a><text:span text:style-name="T26">.</text:span></text:p>
      <text:p text:style-name="P23"/>
      <text:p text:style-name="P24">For instance, let's imagine a scenario where we define two data sources using distinct databases on the same MySQL server. The two data sources will share the same JDBC driver and server URL, which we can put in separate properties referenced in the data source definitions. Furthermore, to avoid bloating the driver's configuration file, we will put these definitions in a separate file in "config/datasource.properties". Here's wh<text:span text:style-name="T27">a</text:span>t <text:span text:style-name="T27">the content of "datasource.properties"</text:span> would look like:</text:p>
      <text:p text:style-name="P24"/>
      <text:p text:style-name="P52"># variable<text:span text:style-name="T27">s</text:span> reference<text:span text:style-name="T27">d</text:span> in the data source defintions</text:p>
      <text:p text:style-name="Code_20_block">mysql.driver = com.mysql.jdbc.Driver</text:p>
      <text:p text:style-name="Code_20_block">mysql.url.base = jdbc:mysql://192.168.1.12:3306</text:p>
      <text:p text:style-name="Code_20_block">my.scope = remote</text:p>
      <text:p text:style-name="Code_20_block"/>
      <text:p text:style-name="P52"># data source "DS1"</text:p>
      <text:p text:style-name="Code_20_block">jppf.datasource.ds1.name = DS1</text:p>
      <text:p text:style-name="Code_20_block">jppf.datasource.ds1.scope = ${my.scope}</text:p>
      <text:p text:style-name="Code_20_block">jppf.datasource.ds1.driverClassName = ${mysql.driver}</text:p>
      <text:p text:style-name="Code_20_block">jppf.datasource.ds1.jdbcUrl = ${mysql.url.base}/test_db1</text:p>
      <text:p text:style-name="Code_20_block">jppf.datasource.ds1.username = user1</text:p>
      <text:p text:style-name="Code_20_block">jppf.datasource.ds1.password = password1</text:p>
      <text:p text:style-name="Code_20_block"/>
      <text:p text:style-name="P52"># data source "DS2"</text:p>
      <text:p text:style-name="Code_20_block">jppf.datasource.ds2.name = DS2</text:p>
      <text:p text:style-name="Code_20_block">jppf.datasource.ds2.scope = ${my.scope}</text:p>
      <text:p text:style-name="Code_20_block">jppf.datasource.ds2.driverClassName = ${mysql.driver}</text:p>
      <text:p text:style-name="Code_20_block">jppf.datasource.ds2.jdbcUrl = ${mysql.url.base}/test_db2</text:p>
      <text:p text:style-name="Code_20_block">jppf.datasource.ds2.username = user2</text:p>
      <text:p text:style-name="Code_20_block">jppf.datasource.ds2.password = password2</text:p>
      <text:p text:style-name="P3"/>
      <text:p text:style-name="P25">Then, in the main driver configuration file, we would just include "datasource.properties" like this:</text:p>
      <text:p text:style-name="P25"/>
      <text:p text:style-name="P52"># include the data source definitions file</text:p>
      <text:p text:style-name="Code_20_block">#!include file config/datasource.properties</text:p>
      <text:p text:style-name="P25"/>
      <text:p text:style-name="P25">We have also seen that we can use scripted property values. This can be especially useful if you do not want to leave <text:soft-page-break/>clear-text passwords in your configuration files. You can then use a script to invoke an API that will decrypt an encrypted password provided in the configuration. For instance, let's say we def<text:span text:style-name="T28">i</text:span>ne the following method i<text:span text:style-name="T28">n</text:span> the class <text:span text:style-name="Code_20_char">test.Crypto</text:span>:</text:p>
      <text:p text:style-name="P25"/>
      <text:p text:style-name="Code_20_block">public class Crypto {</text:p>
      <text:p text:style-name="Code_20_block"><text:s text:c="2"/><text:span text:style-name="T5">// decrypt the specified string</text:span></text:p>
      <text:p text:style-name="Code_20_block"><text:s text:c="2"/>public static decrypt(String encrypted) {</text:p>
      <text:p text:style-name="Code_20_block"><text:s text:c="4"/>return ...;</text:p>
      <text:p text:style-name="Code_20_block"><text:s text:c="2"/>}</text:p>
      <text:p text:style-name="Code_20_block">}</text:p>
      <text:p text:style-name="P25"/>
      <text:p text:style-name="P25">We can use it directly in a scripted value for a password:</text:p>
      <text:p text:style-name="P25"/>
      <text:p text:style-name="P52"># use an encrypted password in the configuration</text:p>
      <text:p text:style-name="Code_20_block">jppf.datasource.ds1.password = $script{ test.Crypto.decrypt("Grt!HY+Bp"); }$</text:p>
      <text:list xml:id="list64725404860648" text:continue-numbering="true" text:style-name="Outline">
        <text:list-item>
          <text:list>
            <text:list-item>
              <text:h text:style-name="Heading_20_2" text:outline-level="2">The JPPFDatasourceFactory API</text:h>
            </text:list-item>
          </text:list>
        </text:list-item>
      </text:list>
      <text:p text:style-name="P31">To access data sources defined in the configuration, use the <text:a xlink:type="simple" xlink:href="http://www.jppf.org/javadoc/6.0/index.html?org/jppf/persistence/JPPFDatasourceFactory.html" text:style-name="Internet_20_link" text:visited-style-name="Visited_20_Internet_20_Link">JPPFDatasourceFactory</text:a> class, defined as follows:</text:p>
      <text:p text:style-name="P3"/>
      <text:p text:style-name="Code_20_block">public final class JPPFDatasourceFactory {</text:p>
      <text:p text:style-name="Code_20_block"><text:s text:c="2"/><text:span text:style-name="T5">// Get a data source factory. This method always returns the same instance</text:span></text:p>
      <text:p text:style-name="Code_20_block"><text:s text:c="2"/>public synchronized static JPPFDatasourceFactory getInstance()</text:p>
      <text:p text:style-name="Code_20_block"/>
      <text:p text:style-name="Code_20_block"><text:s text:c="2"/><text:span text:style-name="T5">// Get the data source with the specified name</text:span></text:p>
      <text:p text:style-name="Code_20_block"><text:s text:c="2"/>public DataSource getDataSource(String name)</text:p>
      <text:p text:style-name="Code_20_block"/>
      <text:p text:style-name="Code_20_block"><text:s text:c="2"/><text:span text:style-name="T5">// Get the names of all currently defined data sources</text:span></text:p>
      <text:p text:style-name="Code_20_block"><text:s text:c="2"/>public List&lt;String&gt; getDataSourceNames()</text:p>
      <text:p text:style-name="Code_20_block"/>
      <text:p text:style-name="Code_20_block"><text:s text:c="2"/><text:span text:style-name="T5">// Create a data source from the specified configuration properties</text:span></text:p>
      <text:p text:style-name="Code_20_block"><text:s text:c="2"/><text:span text:style-name="T5">// This method assumes the property names have no prefix</text:span></text:p>
      <text:p text:style-name="Code_20_block"><text:s text:c="2"/>public DataSource createDataSource(String name, Properties props)</text:p>
      <text:p text:style-name="Code_20_block"/>
      <text:p text:style-name="Code_20_block"><text:s text:c="2"/><text:span text:style-name="T5">// Create one or more data sources from the specified configuration properties.</text:span></text:p>
      <text:p text:style-name="P68"><text:s text:c="2"/><text:span text:style-name="T5">// </text:span><text:span text:style-name="T6">T</text:span><text:span text:style-name="T5">he property names are assume</text:span><text:span text:style-name="T6">d to be </text:span><text:span text:style-name="T5">prefixed as </text:span><text:span text:style-name="T6">in</text:span><text:span text:style-name="T5"> static data source configs</text:span></text:p>
      <text:p text:style-name="Code_20_block"><text:s text:c="2"/>public Map&lt;String, DataSource&gt; createDataSources(Properties props)</text:p>
      <text:p text:style-name="Code_20_block"/>
      <text:p text:style-name="P68"><text:s text:c="2"/><text:span text:style-name="T5">// Remove the data source with the specified name; also close it and release the</text:span></text:p>
      <text:p text:style-name="P68"><text:s text:c="2"/><text:span text:style-name="T5">// resources it is using</text:span></text:p>
      <text:p text:style-name="Code_20_block"><text:s text:c="2"/>public boolean removeDataSource(String name)</text:p>
      <text:p text:style-name="Code_20_block"/>
      <text:p text:style-name="Code_20_block"><text:s text:c="2"/><text:span text:style-name="T5">// Close and remove all the data sources in this registry</text:span></text:p>
      <text:p text:style-name="Code_20_block"><text:s text:c="2"/>public void clear()</text:p>
      <text:p text:style-name="Code_20_block">}</text:p>
      <text:p text:style-name="P3"/>
      <text:p text:style-name="P32"><text:span text:style-name="T32">T</text:span>his class is defined as a JVM-wide singleton, therefore you first need to obtain the singleton instance before using it. For <text:span text:style-name="T30">example</text:span>, to get a defined data source named "DS1", you would do like this:</text:p>
      <text:p text:style-name="P32"/>
      <text:p text:style-name="P69">DataSource ds1 = JPPFDatasourceFactory.getInstance().getDataSource("DS1");</text:p>
      <text:p text:style-name="P45"/>
      <text:p text:style-name="P46">The methods in <text:a xlink:type="simple" xlink:href="http://www.jppf.org/javadoc/6.0/index.html?org/jppf/persistence/JPPFDatasourceFactory.html" text:style-name="Internet_20_link" text:visited-style-name="Visited_20_Internet_20_Link"><text:span text:style-name="T29">JPPFDatasourceFactory</text:span></text:a> are thread-safe and can be used from multiple threads concurrently, without a need for external synchronization.</text:p>
      <text:list xml:id="list64724996428117" text:continue-numbering="true" text:style-name="Outline">
        <text:list-item>
          <text:list>
            <text:list-item>
              <text:list>
                <text:list-item>
                  <text:h text:style-name="Heading_20_3" text:outline-level="3">Looking up and exploring data sources</text:h>
                </text:list-item>
              </text:list>
            </text:list-item>
          </text:list>
        </text:list-item>
      </text:list>
      <text:p text:style-name="P40">Use the <text:span text:style-name="T3">getDataSource(String name)</text:span> method to lookup an already defined data source, for instance:</text:p>
      <text:p text:style-name="P40"/>
      <text:p text:style-name="P70">DataSource myDS = JPPFDatasourceFactory.getInstance().getDataSource("myDS");</text:p>
      <text:p text:style-name="P33"/>
      <text:p text:style-name="P40">To explore the existing data sources, use the <text:span text:style-name="T3">getDataSourceNames()</text:span> method, as in this example:</text:p>
      <text:p text:style-name="P40"/>
      <text:p text:style-name="Code_20_block">JPPFDatasourceFactory factory = JPPFDatasourceFactory.getInstance();</text:p>
      <text:p text:style-name="Code_20_block">for (String dsName: factory.getDataSourceNames()) {</text:p>
      <text:p text:style-name="Code_20_block"><text:s text:c="2"/>DataSource datasource = factory.getDataSource(dsName);</text:p>
      <text:p text:style-name="Code_20_block"><text:s text:c="2"/><text:span text:style-name="T5">// <text:s/>do something with the data source ...</text:span></text:p>
      <text:p text:style-name="Code_20_block">}</text:p>
      <text:p text:style-name="P33"/>
      <text:p text:style-name="P73"><text:span text:style-name="T3">Note</text:span>: <text:span text:style-name="Code_20_char"><text:span text:style-name="T1">getDataSource()</text:span></text:span><text:span text:style-name="T1"> and </text:span><text:span text:style-name="Code_20_char"><text:span text:style-name="T1">getDataSourceNames()</text:span></text:span><text:span text:style-name="T1"> only apply to locally-scoped data source definitions. Data sources defined with a "remote" scope will not be retrieved by these methods.</text:span></text:p>
      <text:list xml:id="list64724270413533" text:continue-numbering="true" text:style-name="Outline">
        <text:list-item>
          <text:list>
            <text:list-item>
              <text:list>
                <text:list-item>
                  <text:h text:style-name="Heading_20_3" text:outline-level="3">Creating data sources dynamically</text:h>
                </text:list-item>
              </text:list>
            </text:list-item>
          </text:list>
        </text:list-item>
      </text:list>
      <text:p text:style-name="P34"><text:a xlink:type="simple" xlink:href="http://www.jppf.org/javadoc/6.0/index.html?org/jppf/persistence/JPPFDatasourceFactory.html" text:style-name="Internet_20_link" text:visited-style-name="Visited_20_Internet_20_Link"><text:span text:style-name="T29">JPPFDatasourceFactory</text:span></text:a> <text:span text:style-name="T30">has two methods that allow you to create one or more data sources:</text:span></text:p>
      <text:p text:style-name="P33"/>
      <text:p text:style-name="P36">createDataSource(String name, Properties props)</text:p>
      <text:p text:style-name="P35"/>
      <text:p text:style-name="P35">Creates a single data source with the specified name and attributesd provided in the properties. The names <text:span text:style-name="T31">of the </text:span>properties <text:span text:style-name="T31">are not prefixed, meaning that instead of </text:span><text:span text:style-name="T2">jppf.datasource.&lt;config_id&gt;.&lt;property_name&gt;</text:span><text:span text:style-name="T31"> you just use </text:span><text:span text:style-name="T2">&lt;property_name&gt;</text:span><text:span text:style-name="T31">. Here is an example using the </text:span><text:a xlink:type="simple" xlink:href="http://www.jppf.org/javadoc/6.0/index.html?org/jppf/utils/TypedProperties.html" text:style-name="Internet_20_link" text:visited-style-name="Visited_20_Internet_20_Link"><text:span text:style-name="T31">TypedProperties</text:span></text:a><text:span text:style-name="T31"> class for the properties:</text:span></text:p>
      <text:p text:style-name="P35"/>
      <text:p text:style-name="Code_20_block">TypedProperties props = new TypedProperties()</text:p>
      <text:p text:style-name="Code_20_block"><text:s text:c="2"/>.setString("driverClassName", "com.mysql.jdbc.Driver")</text:p>
      <text:p text:style-name="Code_20_block"><text:s text:c="2"/>.setString("jdbcUrl", "jdbc:mysql://localhost:3306/testjppf")</text:p>
      <text:p text:style-name="Code_20_block"><text:s text:c="2"/>.setString("username", "testjppf")</text:p>
      <text:p text:style-name="Code_20_block"><text:s text:c="2"/>.setString("password", "testjppf")</text:p>
      <text:p text:style-name="Code_20_block"><text:s text:c="2"/>.setInt("maximumPoolSize", 10);</text:p>
      <text:p text:style-name="Code_20_block"/>
      <text:p text:style-name="Code_20_block">JPPFDatasourceFactory factory = JPPFDatasourceFactory.getInstance();</text:p>
      <text:p text:style-name="Code_20_block">DataSource ds1 = factory.createDataSource("DS1", props);</text:p>
      <text:p text:style-name="Standard"/>
      <text:p text:style-name="P37">createDataSources(Properties props)</text:p>
      <text:p text:style-name="P32"/>
      <text:p text:style-name="P38">This method enables the creation of one or more data sources at once, using properties with prefixed names. It returns a map associating the created data sources names with the corresponding <text:a xlink:type="simple" xlink:href="http://docs.oracle.com/javase/7/docs/api/index.html?javax/sql/DataSource.html" text:style-name="Internet_20_link" text:visited-style-name="Visited_20_Internet_20_Link">DataSource</text:a> objects. The name of each data source is specified as a prefixed "name" property in the form <text:span text:style-name="T1">jppf.datasource.&lt;config_id&gt;.name = &lt;data_source_name&gt;</text:span>. <text:span text:style-name="T33">Here is an example defining two data sources named "DS1" and "DS2":</text:span></text:p>
      <text:p text:style-name="P38"/>
      <text:p text:style-name="Code_20_block">TypedProperties props = new TypedProperties();</text:p>
      <text:p text:style-name="Code_20_block"/>
      <text:p text:style-name="P52">// property name prefix for "config1" config id</text:p>
      <text:p text:style-name="Code_20_block">String prefix1 = "jppf.datasource.config1.";</text:p>
      <text:p text:style-name="Code_20_block">props.setString(prefix1 + "name", "DS1")</text:p>
      <text:p text:style-name="Code_20_block"><text:s text:c="2"/>.setString(prefix1 + "driverClassName", "com.mysql.jdbc.Driver")</text:p>
      <text:p text:style-name="Code_20_block"><text:s text:c="2"/><text:span text:style-name="T5">// ... other properties ...</text:span></text:p>
      <text:p text:style-name="Code_20_block"><text:s text:c="2"/>.setInt(prefix1 + "maximumPoolSize", 10);</text:p>
      <text:p text:style-name="Code_20_block"/>
      <text:p text:style-name="P52">// property name prefix for "config2" config id</text:p>
      <text:p text:style-name="Code_20_block">String prefix2 = "jppf.datasource.config2.";</text:p>
      <text:p text:style-name="Code_20_block">props.setString(prefix2 + "name", "DS2")</text:p>
      <text:p text:style-name="Code_20_block"><text:s text:c="2"/>.setString(prefix2 + "driverClassName", "com.mysql.jdbc.Driver")</text:p>
      <text:p text:style-name="Code_20_block"><text:s text:c="2"/><text:span text:style-name="T5">// ... other properties ...</text:span></text:p>
      <text:p text:style-name="Code_20_block"><text:s text:c="2"/>.setInt(prefix2 + "maximumPoolSize", 10);</text:p>
      <text:p text:style-name="Code_20_block"/>
      <text:p text:style-name="Code_20_block">JPPFDatasourceFactory factory = JPPFDatasourceFactory.getInstance();</text:p>
      <text:p text:style-name="Code_20_block">Map&lt;String, DataSource&gt; map = factory.createDataSources(props);</text:p>
      <text:p text:style-name="P39"/>
      <text:p text:style-name="P42"><text:span text:style-name="T3">Note</text:span>: <text:span text:style-name="T1">the </text:span><text:span text:style-name="Code_20_char"><text:span text:style-name="T1">createXXX()</text:span></text:span><text:span text:style-name="T1"> methods can only be used to create locally-scoped data sources. As a consequence, the "scope" property does not apply to dynamically created data sources and should not be specified. If you specify a "remote" scope, then the data source definition will be ignored.</text:span></text:p>
      <text:list xml:id="list64725034872697" text:continue-numbering="true" text:style-name="Outline">
        <text:list-item>
          <text:list>
            <text:list-item>
              <text:list>
                <text:list-item>
                  <text:h text:style-name="Heading_20_3" text:outline-level="3">Data source removal and cleanup</text:h>
                </text:list-item>
              </text:list>
            </text:list-item>
          </text:list>
        </text:list-item>
      </text:list>
      <text:p text:style-name="P43">The <text:span text:style-name="T3">removeDataSource(String name)</text:span> method removes the data source with the specified name and releases any resource it is using. It returns a boolean value which indicates wheather the removal operation succeeded. Example:</text:p>
      <text:p text:style-name="P43"/>
      <text:p text:style-name="Code_20_block">TypedProperties props = ...;</text:p>
      <text:p text:style-name="Code_20_block">JPPFDatasourceFactory factory = JPPFDatasourceFactory.getInstance();</text:p>
      <text:p text:style-name="Code_20_block">DataSource ds1 = factory.createDataSource("myDS", props);</text:p>
      <text:p text:style-name="P52">// ... do something with the data source, then remove it ...</text:p>
      <text:p text:style-name="Code_20_block">if (!factory.removeDataSource("myDS")) {</text:p>
      <text:p text:style-name="Code_20_block"><text:s text:c="2"/>System.out.println("could not remove data source 'myDS', please look at the logs");</text:p>
      <text:p text:style-name="Code_20_block">}</text:p>
      <text:p text:style-name="P43"/>
      <text:p text:style-name="P44">Similarly, <text:span text:style-name="T34">the </text:span><text:span text:style-name="T4">clear()</text:span><text:span text:style-name="T34"> method removes all data sources defined in the </text:span><text:a xlink:type="simple" xlink:href="http://www.jppf.org/javadoc/6.0/index.html?org/jppf/persistence/JPPFDatasourceFactory.html" text:style-name="Internet_20_link" text:visited-style-name="Visited_20_Internet_20_Link"><text:span text:style-name="T34">JPPFDatasourceFactory</text:span></text:a><text:span text:style-name="T34"> instance.</text:span></text:p>
      <text:p text:style-name="P41"/>
      <text:list xml:id="list64725334054485" text:continue-numbering="true" text:style-name="Outline">
        <text:list-item>
          <text:list>
            <text:list-item>
              <text:h text:style-name="Heading_20_2" text:outline-level="2"><text:soft-page-break/>Class loading and classpath considerations</text:h>
              <text:list>
                <text:list-item>
                  <text:h text:style-name="Heading_20_3" text:outline-level="3">HikariCP and JDBC driver libraries</text:h>
                </text:list-item>
              </text:list>
            </text:list-item>
          </text:list>
        </text:list-item>
      </text:list>
      <text:p text:style-name="P47">As a general rule, the HikariCP and JDBC driver libraries should always be co-located in the classpath. This means that, if you have one in a JPPF component's classpath, then the other should be in the same component's classpath. For instance, the JPPF driver distribution includes the HikariCP jar file in its '/lib' folder. This is also where the JDBC driver library should be. As per the JPPF distributed class loading mechanism, this will automatically make these libraries avai<text:span text:style-name="T35">l</text:span>able to any standard JPPF node that connects to the driver, and the classes in these libraries will be automatically downloaded when needed by the node.</text:p>
      <text:p text:style-name="P47"/>
      <text:p text:style-name="P48">Following this rule avoid<text:span text:style-name="T43">s</text:span> many pote<text:span text:style-name="T40">n</text:span>tial class loading issues and ClassCastException errors due to classes being loaded by multiple class loaders.</text:p>
      <text:list xml:id="list64724971125712" text:continue-numbering="true" text:style-name="Outline">
        <text:list-item>
          <text:list>
            <text:list-item>
              <text:list>
                <text:list-item>
                  <text:h text:style-name="Heading_20_3" text:outline-level="3">Default classpath</text:h>
                </text:list-item>
              </text:list>
            </text:list-item>
          </text:list>
        </text:list-item>
      </text:list>
      <text:p text:style-name="P48">By default, the JPPF driver comes with the HikariCP library in its '/lib' folder. This also is where the JDBC drivers for all the databases you use should go. If you use only standard nodes with remote class loading enabled (the default) then it is sufficient to make these libraries ava<text:span text:style-name="T44">i</text:span>lable to the nodes.</text:p>
      <text:p text:style-name="P48"/>
      <text:p text:style-name="P48">If you do no wish to deploy the JDBC driver library in the 'lib' folder, <text:span text:style-name="T37">the preferred way to </text:span>specify its location by <text:span text:style-name="T37">is to </text:span>add one or more <text:span text:style-name="Code_20_char">-cp &lt;driver_path&gt;</text:span> arguments to the driver's <text:a xlink:type="simple" xlink:href="http://www.jppf.org/doc/6.0/index.php?title=Configuring_a_JPPF_server#Server_process_configuration" text:style-name="Internet_20_link" text:visited-style-name="Visited_20_Internet_20_Link">jppf.jvm.options</text:a> configuration property, for example:</text:p>
      <text:p text:style-name="P48"/>
      <text:p text:style-name="P71">jppf.jvm.options = -server -Xmx1g <text:span text:style-name="T36">\</text:span></text:p>
      <text:p text:style-name="P71"><text:span text:style-name="T36"><text:s text:c="2"/></text:span>-cp /opt/MySQL/mysql-connector-java-5.1.10/mysql-connector-java-5.1.10-bin.jar</text:p>
      <text:list xml:id="list64724539525816" text:continue-numbering="true" text:style-name="Outline">
        <text:list-item>
          <text:list>
            <text:list-item>
              <text:list>
                <text:list-item>
                  <text:h text:style-name="Heading_20_3" text:outline-level="3">Offline nodes</text:h>
                </text:list-item>
              </text:list>
            </text:list-item>
          </text:list>
        </text:list-item>
      </text:list>
      <text:p text:style-name="P49">In an offline node, the remote class loading is completely disabled. Consequently, the HikaryCP and JDBC driver libraries must be both explicitely deployed to the node's local classpath. This can be done using the same techniques as described in the above section.</text:p>
      <text:p text:style-name="P49"/>
      <text:p text:style-name="P49">The HikariCP library can be found either:</text:p>
      <text:list xml:id="list64725328476389" text:continue-list="list64725405559907" text:style-name="List_20_2">
        <text:list-item>
          <text:p text:style-name="P82"><text:span text:style-name="T41">in </text:span>the driver distribution: <text:span text:style-name="T3">JPPF-x.y.z-driver/lib/HikariCP-java7-2.4.11.jar</text:span></text:p>
        </text:list-item>
        <text:list-item>
          <text:p text:style-name="P82">or in the source distribution: <text:span text:style-name="T3">JPPF-x.y.z-full-src/JPPF/lib/HikariCP/HikariCP-java7-2.4.11.jar</text:span></text:p>
        </text:list-item>
      </text:list>
      <text:list xml:id="list64725783577710" text:continue-list="list64724539525816" text:style-name="Outline">
        <text:list-item>
          <text:list>
            <text:list-item>
              <text:list>
                <text:list-item>
                  <text:h text:style-name="P84" text:outline-level="3">JPPF client applications</text:h>
                </text:list-item>
              </text:list>
            </text:list-item>
          </text:list>
        </text:list-item>
      </text:list>
      <text:p text:style-name="P50">A JPPF client does not automatically create data sources defined in its configuration. This must be done explicitely with user code, using the <text:a xlink:type="simple" xlink:href="http://www.jppf.org/javadoc/6.0/org/jppf/persistence/JPPFDatasourceFactory.html#createDataSources(java.util.Properties)" text:style-name="Internet_20_link" text:visited-style-name="Visited_20_Internet_20_Link">JPPFDatasourceFactory.createDataS</text:a><text:a xlink:type="simple" xlink:href="http://www.jppf.org/javadoc/6.0/org/jppf/persistence/JPPFDatasourceFactory.html#createDataSources(java.util.Properties)" text:style-name="Internet_20_link" text:visited-style-name="Visited_20_Internet_20_Link"><text:span text:style-name="T39">o</text:span></text:a><text:a xlink:type="simple" xlink:href="http://www.jppf.org/javadoc/6.0/org/jppf/persistence/JPPFDatasourceFactory.html#createDataSources(java.util.Properties)" text:style-name="Internet_20_link" text:visited-style-name="Visited_20_Internet_20_Link">urces()</text:a> method, as in this example:</text:p>
      <text:p text:style-name="P50"/>
      <text:p text:style-name="P52">// get the <text:span text:style-name="T38">JPPF </text:span>client configuration</text:p>
      <text:p text:style-name="Code_20_block">TypedProperties config = JPPFConfiguration.getProperties();</text:p>
      <text:p text:style-name="Code_20_block">JPPFDatasourceFactory factory = JPPFDatasourceFactory.getInstance();</text:p>
      <text:p text:style-name="P55">// create the data sources defined <text:span text:style-name="T38">in the configuration</text:span></text:p>
      <text:p text:style-name="Code_20_block">Map&lt;String, DataSource&gt; map = factory.createDataSources(config);</text:p>
      <text:p text:style-name="P50"/>
      <text:p text:style-name="P51">As for offline nodes, the <text:span text:style-name="T37">HikaryCP and JDBC driver libraries must be </text:span>explicitely added to the client JVM's class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0H41M3S</meta:editing-duration>
    <meta:editing-cycles>512</meta:editing-cycles>
    <meta:generator>LibreOffice/5.1.3.2$Windows_x86 LibreOffice_project/644e4637d1d8544fd9f56425bd6cec110e49301b</meta:generator>
    <meta:creation-date>2009-09-06T09:04:15.91</meta:creation-date>
    <dc:date>2017-05-25T06:37:47.974000000</dc:date>
    <meta:document-statistic meta:table-count="0" meta:image-count="0" meta:object-count="0" meta:page-count="6" meta:paragraph-count="239" meta:word-count="2369" meta:character-count="17818" meta:non-whitespace-character-count="1555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